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margin-left="2.933cm" fo:margin-right="0cm" fo:text-indent="-1.61cm" style:auto-text-indent="false">
        <style:tab-stops>
          <style:tab-stop style:position="9.349cm"/>
          <style:tab-stop style:position="13.296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2.933cm" fo:margin-right="0cm" fo:text-indent="0cm" style:auto-text-indent="false">
        <style:tab-stops>
          <style:tab-stop style:position="9.349cm"/>
          <style:tab-stop style:position="13.296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2.933cm" fo:margin-right="0cm" fo:text-indent="0cm" style:auto-text-indent="false">
        <style:tab-stops>
          <style:tab-stop style:position="9.349cm"/>
          <style:tab-stop style:position="13.296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style:font-name="Times New Roman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7" style:family="text">
      <style:text-properties fo:font-size="10.5pt" fo:font-weight="bold" style:font-size-asian="10.5pt" style:font-weight-asian="bold" style:font-size-complex="10.5pt" style:font-weight-complex="bol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 style:mirror="vertical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Zeichenformat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242cm" svg:y="20.163cm" svg:width="9.751cm" style:rel-width="55%" svg:height="3.706cm" style:rel-height="scale" draw:z-index="0">
        <draw:image xlink:href="http://www.philohome.com/wallfollower/wall.gif" xlink:type="simple" xlink:show="embed" xlink:actuate="onLoad"/>
      </draw:frame>
      <text:p text:style-name="P1">EMOR (Mobile Robots), 12L edition, exercise 2</text:p>
      <text:p text:style-name="P1"/>
      <text:p text:style-name="P2">1. Launch ROS-based simulation of Elektron robot using <text:span text:style-name="T3">Stage</text:span> simulator:</text:p>
      <text:p text:style-name="P2"><text:span text:style-name="T1"><text:tab/>roslaunch emor_configs cave_simple.launch</text:span></text:p>
      <text:p text:style-name="P2">Implement wall following robot controller using example code in </text:p>
      <text:p text:style-name="P3"><text:tab/><text:span text:style-name="T1">~/</text:span><text:span text:style-name="T2">ros_workspace/elektron_emor/emor_project/src/wall_node.cpp</text:span></text:p>
      <text:p text:style-name="P3">You can compile the program with </text:p>
      <text:p text:style-name="P3"><text:tab/><text:span text:style-name="T1">rosmake emor_project</text:span></text:p>
      <text:p text:style-name="P3">and test it with </text:p>
      <text:p text:style-name="P3"><text:span text:style-name="T4"><text:tab/></text:span><text:span text:style-name="T5">rosrun emor_project wall</text:span></text:p>
      <text:p text:style-name="P3"/>
      <text:p text:style-name="P3">The wall following controller should:</text:p>
      <text:list xml:id="list1707591529" text:style-name="L2">
        <text:list-item>
          <text:p text:style-name="P7">avoid collisions with objects,</text:p>
        </text:list-item>
        <text:list-item>
          <text:p text:style-name="P7">try to keep constant distance to wall,</text:p>
        </text:list-item>
        <text:list-item>
          <text:p text:style-name="P7">move the robot along smooth trajectory, avoiding step changes of velocity.</text:p>
        </text:list-item>
      </text:list>
      <text:p text:style-name="P3"/>
      <text:p text:style-name="P3">For linear and angular velocity visualization, run</text:p>
      <text:p text:style-name="P8"><text:tab/> rxplot /cmd_vel/linear/x /cmd_vel/angular/z</text:p>
      <text:p text:style-name="P3"><text:span text:style-name="T5"/></text:p>
      <text:p text:style-name="P3"><text:span text:style-name="T4">2. When your program meets all the requirements, you can try to run it on the real Elektron robot. To do that, open a new console, change ROS Master environmental variable to</text:span></text:p>
      <text:p text:style-name="P11"><text:span text:style-name="T7"><text:tab/>ROS_MASTER_URI=http://elektron1:11311</text:span></text:p>
      <text:p text:style-name="P2">and start your controller program that will now run as a node of remote ROS system on Elektron robot</text:p>
      <text:p text:style-name="P3"><text:span text:style-name="T4"><text:tab/></text:span><text:span text:style-name="T5">rosrun emor_project wall base_scan:=scan</text:span></text:p>
      <text:p text:style-name="P4"/>
      <text:p text:style-name="P9">3. If your program is able to drive the robot along the given path, run it again and record data from laser and coordinate frame transformation topics:</text:p>
      <text:p text:style-name="P4"><text:tab/>rosbag record -O mydata /base_scan /tf</text:p>
      <text:p text:style-name="P9">Later you can use recorded data from laser scans and odometry to build a map.</text:p>
      <text:p text:style-name="P9"/>
      <text:p text:style-name="P9">4. To build a map from recorded data, first bring up the master</text:p>
      <text:p text:style-name="P4"><text:tab/>roscore</text:p>
      <text:p text:style-name="P9">then start SLAM application, which will take in laser scans (in this case, on the base_scan topic) and produce a map</text:p>
      <text:p text:style-name="P9"><text:tab/><text:span text:style-name="T1">rosrun gmapping slam_gmapping scan:=base_scan</text:span></text:p>
      <text:p text:style-name="P9">and start the playback of recorded data</text:p>
      <text:p text:style-name="P4"><text:tab/>rosbag play mydata.bag</text:p>
      <text:p text:style-name="P9">You can watch the progress of the mapping process in <text:span text:style-name="T3">rviz</text:span>, from <text:span text:style-name="T3">/map </text:span>topic</text:p>
      <text:p text:style-name="P4"><text:tab/>rosrun rviz rviz</text:p>
      <text:p text:style-name="P9">Wait for rosbag to finish and exit. Then save your new map to disk</text:p>
      <text:p text:style-name="P9"><text:span text:style-name="T1"><text:tab/>rosrun map_server map_saver</text:span></text:p>
      <text:p text:style-name="P2">Resulting map is saved locally as map.pgm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To be evaluated:</text:p>
      <text:p text:style-name="P14"><text:tab/>Wall following (2)<text:tab/>0..3pts</text:p>
      <text:p text:style-name="P14"><text:tab/>Collision avoidance (3)<text:tab/>0..3pts</text:p>
      <text:p text:style-name="P14">Exercises are performed in groups of two.<text:tab/>Smooth velocity plots (4)<text:tab/>0..3pts</text:p>
      <text:p text:style-name="P14">Max mark: 15pts<text:tab/>Tests on real robot (4)<text:tab/>0..3pts</text:p>
      <text:p text:style-name="P14"><text:tab/>Comments in code<text:tab/>-3..0pts</text:p>
      <text:p text:style-name="P12">https://robotyka.ia.pw.edu.pl/twiki/bin/view/Courses/EMOR12L<text:tab/>Code readability<text:tab/>-3..0p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61cm" fo:margin-bottom="0.70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cek </meta:initial-creator>
    <meta:creation-date>2012-04-07T21:14:47</meta:creation-date>
    <dc:date>2012-05-16T15:03:27</dc:date>
    <dc:creator>Michal Walecki</dc:creator>
    <meta:editing-duration>PT21H00M27S</meta:editing-duration>
    <meta:editing-cycles>20</meta:editing-cycles>
    <meta:generator>OpenOffice.org/3.2$Unix OpenOffice.org_project/320m12$Build-9483</meta:generator>
    <meta:document-statistic meta:table-count="0" meta:image-count="1" meta:object-count="0" meta:page-count="1" meta:paragraph-count="40" meta:word-count="319" meta:character-count="2110"/>
  </office:meta>
</office:document-meta>
</file>